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4cm" svg:y1="5.6cm" svg:x2="2.4cm" svg:y2="1.8cm">
          <text:p/>
        </draw:line>
        <draw:line draw:style-name="gr1" draw:text-style-name="P1" draw:layer="layout" svg:x1="2.4cm" svg:y1="5.6cm" svg:x2="9.9cm" svg:y2="5.6cm">
          <text:p/>
        </draw:line>
        <draw:line draw:style-name="gr2" draw:text-style-name="P1" draw:layer="layout" svg:x1="2.2cm" svg:y1="5.2cm" svg:x2="2.6cm" svg:y2="5.2cm">
          <text:p/>
        </draw:line>
        <draw:custom-shape draw:style-name="gr3" draw:text-style-name="P2" draw:layer="layout" svg:width="0.1cm" svg:height="0.1cm" svg:x="2.8cm" svg:y="5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301cm" svg:y="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01cm" svg:y="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101cm" svg:y="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502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902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303cm" svg:y="5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604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005cm" svg:y="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406cm" svg:y="5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807cm" svg:y="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208cm" svg:y="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809cm" svg:y="5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21cm" svg:y="5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611cm" svg:y="5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02cm" svg:y="4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503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404cm" svg:y="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387cm" svg:y1="10.595cm" svg:x2="2.387cm" svg:y2="6.795cm">
          <text:p/>
        </draw:line>
        <draw:line draw:style-name="gr1" draw:text-style-name="P1" draw:layer="layout" svg:x1="2.387cm" svg:y1="10.595cm" svg:x2="9.887cm" svg:y2="10.595cm">
          <text:p/>
        </draw:line>
        <draw:line draw:style-name="gr2" draw:text-style-name="P1" draw:layer="layout" svg:x1="2.187cm" svg:y1="9.595cm" svg:x2="2.587cm" svg:y2="9.595cm">
          <text:p/>
        </draw:line>
        <draw:custom-shape draw:style-name="gr3" draw:text-style-name="P2" draw:layer="layout" svg:width="0.1cm" svg:height="0.1cm" svg:x="2.787cm" svg:y="9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288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288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88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2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2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7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7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29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29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79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788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2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2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7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7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2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2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79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79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29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29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793cm" svg:y="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853cm" svg:height="0.962cm" svg:x="1.447cm" svg:y="4.738cm">
          <draw:text-box>
            <text:p>1</text:p>
          </draw:text-box>
        </draw:frame>
        <draw:frame draw:style-name="gr4" draw:text-style-name="P3" draw:layer="layout" svg:width="0.853cm" svg:height="0.962cm" svg:x="1.448cm" svg:y="9.138cm">
          <draw:text-box>
            <text:p>3</text:p>
          </draw:text-box>
        </draw:frame>
        <draw:frame draw:style-name="gr5" draw:text-style-name="P4" draw:layer="layout" svg:width="0.409cm" svg:height="0.779cm" svg:x="9.273cm" svg:y="5.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0.409cm" svg:height="0.779cm" svg:x="9.274cm" svg:y="10.7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4" draw:layer="layout" svg:width="0.953cm" svg:height="0.878cm" svg:x="1.347cm" svg:y="6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0.686cm" svg:height="0.878cm" svg:x="1.514cm" svg:y="1.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2" draw:layer="layout" svg:width="0.1cm" svg:height="0.1cm" svg:x="6.105cm" svg:y="1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3T14:27:01.565000000</meta:creation-date>
    <dc:date>2021-11-23T14:32:44.345000000</dc:date>
    <meta:editing-duration>PT5M41S</meta:editing-duration>
    <meta:editing-cycles>3</meta:editing-cycles>
    <meta:generator>LibreOffice/5.4.3.2$Windows_X86_64 LibreOffice_project/92a7159f7e4af62137622921e809f8546db437e5</meta:generator>
    <meta:document-statistic meta:object-count="55"/>
  </office:meta>
</office:document-meta>
</file>

<file path=Object 1/content.xml><?xml version="1.0" encoding="utf-8"?>
<math xmlns="http://www.w3.org/1998/Math/MathML" display="block">
  <semantics>
    <mi>i</mi>
    <annotation encoding="StarMath 5.0">i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i>c</mi>
      <msub>
        <mi>'</mi>
        <mi>i</mi>
      </msub>
    </mrow>
    <annotation encoding="StarMath 5.0">c'_i</annotation>
  </semantics>
</math>
</file>

<file path=Object 4/content.xml><?xml version="1.0" encoding="utf-8"?>
<math xmlns="http://www.w3.org/1998/Math/MathML" display="block">
  <semantics>
    <msub>
      <mi>c</mi>
      <mi>i</mi>
    </msub>
    <annotation encoding="StarMath 5.0">c_i</annotation>
  </semantics>
</math>
</file>